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000000" style:font-name="Droid Sans Mono" fo:font-size="12pt" fo:font-weight="normal" fo:background-color="#ffffff"/>
    </style:style>
    <style:style style:name="P2" style:family="paragraph" style:parent-style-name="Standard">
      <style:paragraph-properties style:line-height-at-least="0.2291in"/>
      <style:text-properties fo:color="#000000" style:font-name="Droid Sans Mono" fo:font-size="12pt" fo:font-weight="normal" officeooo:paragraph-rsid="001db45c" fo:background-color="#ffffff"/>
    </style:style>
    <style:style style:name="P3" style:family="paragraph" style:parent-style-name="Standard">
      <style:paragraph-properties style:line-height-at-least="0.2291in"/>
      <style:text-properties fo:color="#000000" style:font-name="Droid Sans Mono" fo:font-size="12pt" fo:font-weight="normal" officeooo:paragraph-rsid="001f4fd1" fo:background-color="#ffffff"/>
    </style:style>
    <style:style style:name="P4" style:family="paragraph" style:parent-style-name="Standard">
      <style:paragraph-properties style:line-height-at-least="0.2291in"/>
      <style:text-properties fo:color="#000000" fo:background-color="#ffffff"/>
    </style:style>
    <style:style style:name="P5" style:family="paragraph" style:parent-style-name="Standard">
      <style:paragraph-properties style:line-height-at-least="0.2291in"/>
      <style:text-properties fo:color="#000000" officeooo:paragraph-rsid="001db45c" fo:background-color="#ffffff"/>
    </style:style>
    <style:style style:name="P6" style:family="paragraph" style:parent-style-name="Standard">
      <style:paragraph-properties style:line-height-at-least="0.2291in"/>
      <style:text-properties fo:color="#000000" officeooo:paragraph-rsid="001f4fd1" fo:background-color="#ffffff"/>
    </style:style>
    <style:style style:name="P7" style:family="paragraph" style:parent-style-name="Standard">
      <style:paragraph-properties style:line-height-at-least="0.2291in"/>
    </style:style>
    <style:style style:name="P8" style:family="paragraph" style:parent-style-name="Standard">
      <style:paragraph-properties style:line-height-at-least="0.2291in"/>
      <style:text-properties officeooo:paragraph-rsid="001db45c"/>
    </style:style>
    <style:style style:name="P9" style:family="paragraph" style:parent-style-name="Standard">
      <style:paragraph-properties style:line-height-at-least="0.2291in"/>
      <style:text-properties fo:color="#008000" style:font-name="Droid Sans Mono" fo:font-size="12pt" fo:font-weight="normal" officeooo:paragraph-rsid="001db45c" fo:background-color="#ffffff"/>
    </style:style>
    <style:style style:name="P10" style:family="paragraph" style:parent-style-name="Standard">
      <style:paragraph-properties style:line-height-at-least="0.2291in" fo:text-align="center" style:justify-single-word="false"/>
      <style:text-properties fo:color="#008000" style:font-name="Droid Sans Mono" fo:font-size="12pt" fo:font-weight="normal" officeooo:paragraph-rsid="001f4fd1" fo:background-color="#ffffff"/>
    </style:style>
    <style:style style:name="P11" style:family="paragraph" style:parent-style-name="Standard">
      <style:paragraph-properties style:line-height-at-least="0.2291in"/>
      <style:text-properties officeooo:rsid="001db45c" officeooo:paragraph-rsid="001db45c"/>
    </style:style>
    <style:style style:name="P12" style:family="paragraph" style:parent-style-name="Standard">
      <style:paragraph-properties fo:margin-top="0in" fo:margin-bottom="0.1965in" loext:contextual-spacing="false" style:line-height-at-least="0.2291in"/>
    </style:style>
    <style:style style:name="T1" style:family="text">
      <style:text-properties fo:color="#000000" fo:font-size="14pt" officeooo:rsid="001f4fd1" style:font-size-asian="14pt" style:font-size-complex="14pt"/>
    </style:style>
    <style:style style:name="T2" style:family="text">
      <style:text-properties fo:color="#000000" fo:font-size="14pt" fo:font-weight="bold" officeooo:rsid="001f4fd1" style:font-size-asian="14pt" style:font-weight-asian="bold" style:font-size-complex="14pt" style:font-weight-complex="bold"/>
    </style:style>
    <style:style style:name="T3" style:family="text">
      <style:text-properties fo:color="#000000" fo:font-size="14pt" fo:font-style="italic" fo:font-weight="bold" officeooo:rsid="001f4fd1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size="12pt" fo:font-weight="normal"/>
    </style:style>
    <style:style style:name="T6" style:family="text">
      <style:text-properties fo:color="#0000ff"/>
    </style:style>
    <style:style style:name="T7" style:family="text">
      <style:text-properties fo:color="#0000ff" style:font-name="Droid Sans Mono" fo:font-size="12pt" fo:font-weight="normal"/>
    </style:style>
    <style:style style:name="T8" style:family="text">
      <style:text-properties fo:color="#0000ff" style:font-weight-asian="bold" style:font-weight-complex="bold"/>
    </style:style>
    <style:style style:name="T9" style:family="text">
      <style:text-properties style:font-name="Droid Sans Mono" fo:font-size="12pt" fo:font-weight="normal"/>
    </style:style>
    <style:style style:name="T10" style:family="text">
      <style:text-properties fo:color="#09885a" style:font-name="Droid Sans Mono" fo:font-size="12pt" fo:font-weight="normal"/>
    </style:style>
    <style:style style:name="T11" style:family="text">
      <style:text-properties fo:color="#008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a933" fo:font-weight="bold" style:font-weight-asian="bold" style:font-weight-complex="bold"/>
    </style:style>
    <style:style style:name="T14" style:family="text">
      <style:text-properties fo:color="#00a933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5308d"/>
    </style:style>
    <style:style style:name="T16" style:family="text">
      <style:text-properties fo:color="#55308d" style:font-name="Droid Sans Mono" fo:font-size="12pt" fo:font-weight="normal"/>
    </style:style>
    <style:style style:name="T17" style:family="text">
      <style:text-properties fo:color="#5b277d"/>
    </style:style>
    <style:style style:name="T18" style:family="text">
      <style:text-properties fo:color="#5b277d" style:font-name="Droid Sans Mono" fo:font-size="12pt" fo:font-weight="normal"/>
    </style:style>
    <style:style style:name="T19" style:family="text">
      <style:text-properties fo:color="#5b277d" style:font-name="Droid Sans Mono" fo:font-size="12pt" fo:font-weight="bold" style:font-weight-asian="bold" style:font-weight-complex="bold"/>
    </style:style>
    <style:style style:name="T20" style:family="text">
      <style:text-properties fo:color="#5b277d" fo:font-weight="bold" style:font-weight-asian="bold" style:font-weight-complex="bold"/>
    </style:style>
    <style:style style:name="T21" style:family="text">
      <style:text-properties fo:color="#bf0041" style:font-name="Droid Sans Mono" fo:font-size="12pt" fo:font-weight="normal"/>
    </style:style>
    <style:style style:name="T22" style:family="text">
      <style:text-properties fo:color="#bf0041" style:font-name="Droid Sans Mono" fo:font-size="12pt" fo:font-weight="bold" style:font-weight-asian="bold" style:font-weight-complex="bold"/>
    </style:style>
    <style:style style:name="T23" style:family="text">
      <style:text-properties fo:color="#bf0041" fo:font-weight="bold" style:font-weight-asian="bold" style:font-weight-complex="bold"/>
    </style:style>
    <style:style style:name="T24" style:family="text">
      <style:text-properties fo:color="#383d3c" style:font-name="Droid Sans Mono" fo:font-size="12pt" fo:font-weight="normal"/>
    </style:style>
    <style:style style:name="T25" style:family="text">
      <style:text-properties fo:color="#383d3c" style:font-name="Droid Sans Mono" fo:font-size="12pt" fo:font-weight="bold" style:font-weight-asian="bold" style:font-weight-complex="bold"/>
    </style:style>
    <style:style style:name="T26" style:family="text">
      <style:text-properties fo:color="#ffbf00" style:font-name="Droid Sans Mono" fo:font-size="12pt" fo:font-weight="bold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f4fd1" style:font-size-asian="14pt" style:font-size-complex="14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officeooo:rsid="001f4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0">______________________________</text:span><text:span text:style-name="T3">JS_Classes</text:span><text:span text:style-name="T30">______________________________</text:span></text:p>
      <text:p text:style-name="P9">// ___<text:span text:style-name="T29">app.js</text:span>___</text:p>
      <text:p text:style-name="P8"/>
      <text:p text:style-name="P2"><text:span text:style-name="T6">import</text:span> <text:span text:style-name="T14">_Users_</text:span> <text:span text:style-name="T6">from</text:span> <text:span text:style-name="T4">'./main.js'</text:span>;</text:p>
      <text:p text:style-name="P2"><text:span text:style-name="T6">import</text:span> { <text:span text:style-name="T14">Ahmad</text:span> } <text:span text:style-name="T6">from</text:span> <text:span text:style-name="T4">'./main.js'</text:span>;</text:p>
      <text:p text:style-name="P2"><text:span text:style-name="T6">import</text:span> { <text:span text:style-name="T14">Mohammad</text:span> } <text:span text:style-name="T6">from</text:span> <text:span text:style-name="T4">'./main.js'</text:span>;</text:p>
      <text:p text:style-name="P8"/>
      <text:p text:style-name="P2"><text:span text:style-name="T6">class</text:span> <text:span text:style-name="T14">Omer</text:span> <text:span text:style-name="T6">extends</text:span> <text:span text:style-name="T14">_Users_</text:span> {</text:p>
      <text:p text:style-name="P5">    <text:tab/><text:span text:style-name="T22">constructor</text:span><text:span text:style-name="T9">(</text:span><text:span text:style-name="T19"> age </text:span><text:span text:style-name="T9">) {</text:span></text:p>
      <text:p text:style-name="P5">        <text:tab/><text:tab/> <text:s text:c="2"/><text:span text:style-name="T26">super</text:span><text:span text:style-name="T9">(</text:span><text:span text:style-name="T19"> age </text:span><text:span text:style-name="T9">);</text:span></text:p>
      <text:p text:style-name="P8"/>
      <text:p text:style-name="P5">    <text:tab/><text:span text:style-name="T7">this</text:span><text:span text:style-name="T9">.</text:span><text:span text:style-name="T19">fname </text:span><text:span text:style-name="T9">= </text:span><text:span text:style-name="T5">'OMER'</text:span><text:span text:style-name="T9">;</text:span></text:p>
      <text:p text:style-name="P5">    <text:tab/><text:span text:style-name="T7">this</text:span><text:span text:style-name="T9">.</text:span><text:span text:style-name="T19">lname </text:span><text:span text:style-name="T9">= </text:span><text:span text:style-name="T5">'HAZZEM'</text:span><text:span text:style-name="T9">;</text:span></text:p>
      <text:p text:style-name="P5">    <text:tab/><text:span text:style-name="T9">}</text:span></text:p>
      <text:p text:style-name="P2">}</text:p>
      <text:p text:style-name="P2"><text:span text:style-name="T8">var</text:span><text:span text:style-name="T20"> omer </text:span>= <text:span text:style-name="T6">new</text:span> <text:span text:style-name="T14">Omer</text:span> ();</text:p>
      <text:p text:style-name="P2"><text:span text:style-name="T23">console.log</text:span>(</text:p>
      <text:p text:style-name="P2"/>
      <text:p text:style-name="P5">    <text:tab/><text:span text:style-name="T19">omer</text:span><text:span text:style-name="T9">.</text:span><text:span text:style-name="T19">fname</text:span><text:span text:style-name="T9">+</text:span><text:span text:style-name="T5">' '</text:span><text:span text:style-name="T9">+</text:span></text:p>
      <text:p text:style-name="P5">    <text:tab/><text:span text:style-name="T19">omer</text:span><text:span text:style-name="T9">.</text:span><text:span text:style-name="T19">lname</text:span><text:span text:style-name="T9">+</text:span><text:span text:style-name="T5">' '</text:span><text:span text:style-name="T9">+</text:span></text:p>
      <text:p text:style-name="P5">    <text:tab/><text:span text:style-name="T19">omer</text:span><text:span text:style-name="T9">.</text:span><text:span text:style-name="T22">calculate_age</text:span><text:span text:style-name="T9"> (</text:span><text:span text:style-name="T10">1999</text:span><text:span text:style-name="T9">)</text:span></text:p>
      <text:p text:style-name="P5"><text:span text:style-name="T9"/></text:p>
      <text:p text:style-name="P2">); <text:span text:style-name="T11">// OMER HAZZEM 20</text:span></text:p>
      <text:p text:style-name="P8"/>
      <text:p text:style-name="P2"><text:span text:style-name="T8">var</text:span><text:span text:style-name="T20"> ahmad </text:span>= <text:span text:style-name="T6">new</text:span> <text:span text:style-name="T14">Ahmad</text:span> ();</text:p>
      <text:p text:style-name="P3"><text:span text:style-name="T23">console.log</text:span>(</text:p>
      <text:p text:style-name="P2"/>
      <text:p text:style-name="P5">    <text:tab/><text:span text:style-name="T19">ahmad</text:span><text:span text:style-name="T9">.</text:span><text:span text:style-name="T19">fname</text:span><text:span text:style-name="T9">+</text:span><text:span text:style-name="T5">' '</text:span><text:span text:style-name="T9">+</text:span></text:p>
      <text:p text:style-name="P5">    <text:tab/><text:span text:style-name="T19">ahmad</text:span><text:span text:style-name="T9">.</text:span><text:span text:style-name="T19">lname</text:span><text:span text:style-name="T9">+</text:span><text:span text:style-name="T5">' '</text:span><text:span text:style-name="T9">+</text:span></text:p>
      <text:p text:style-name="P5">    <text:tab/><text:span text:style-name="T19">ahmad</text:span><text:span text:style-name="T9">.</text:span><text:span text:style-name="T22">calculate_age</text:span><text:span text:style-name="T9"> (</text:span><text:span text:style-name="T10">1995</text:span><text:span text:style-name="T9">)</text:span></text:p>
      <text:p text:style-name="P5"><text:span text:style-name="T9"/></text:p>
      <text:p text:style-name="P2">); <text:span text:style-name="T11">// AHMAD NAJJAR 24</text:span></text:p>
      <text:p text:style-name="P8"/>
      <text:p text:style-name="P2"><text:span text:style-name="T6">var</text:span> <text:span text:style-name="T20">mohammad</text:span> = <text:span text:style-name="T6">new</text:span> <text:span text:style-name="T14">Mohammad</text:span> ();</text:p>
      <text:p text:style-name="P3"><text:span text:style-name="T23">console.log</text:span>(</text:p>
      <text:p text:style-name="P2"/>
      <text:p text:style-name="P5">    <text:tab/><text:span text:style-name="T19">mohammad</text:span><text:span text:style-name="T9">.</text:span><text:span text:style-name="T19">fname</text:span><text:span text:style-name="T9">+</text:span><text:span text:style-name="T5">' '</text:span><text:span text:style-name="T9">+</text:span></text:p>
      <text:p text:style-name="P5">    <text:tab/><text:span text:style-name="T19">mohammad</text:span><text:span text:style-name="T9">.</text:span><text:span text:style-name="T19">lname</text:span><text:span text:style-name="T9">+</text:span><text:span text:style-name="T5">' '</text:span><text:span text:style-name="T9">+</text:span></text:p>
      <text:p text:style-name="P5">    <text:tab/><text:span text:style-name="T19">mohammad</text:span><text:span text:style-name="T9">.</text:span><text:span text:style-name="T22">calculate_age</text:span><text:span text:style-name="T9"> (</text:span><text:span text:style-name="T10">1990</text:span><text:span text:style-name="T9">)</text:span></text:p>
      <text:p text:style-name="P5"><text:span text:style-name="T9"/></text:p>
      <text:p text:style-name="P2">); <text:span text:style-name="T11">// MOHAMMAD YOUSEF 29</text:span></text:p>
      <text:p text:style-name="P10"><text:soft-page-break/><text:span text:style-name="T30">______________________________</text:span><text:span text:style-name="T3">JS_Classes</text:span><text:span text:style-name="T30">______________________________</text:span></text:p>
      <text:p text:style-name="P10"/>
      <text:p text:style-name="P9">// ___<text:span text:style-name="T29">main.js</text:span>___</text:p>
      <text:p text:style-name="P7"/>
      <text:p text:style-name="P11"/>
      <text:p text:style-name="P1"><text:span text:style-name="T6">class</text:span> <text:span text:style-name="T14"> _Users_</text:span> {</text:p>
      <text:p text:style-name="P4">    <text:tab/><text:span text:style-name="T22">constructor</text:span><text:span text:style-name="T7"> </text:span><text:span text:style-name="T9">(</text:span><text:span text:style-name="T19"> age </text:span><text:span text:style-name="T9">) {</text:span></text:p>
      <text:p text:style-name="P7"/>
      <text:p text:style-name="P4">        <text:tab/><text:span text:style-name="T7">this</text:span><text:span text:style-name="T9">.</text:span><text:span text:style-name="T19">age </text:span><text:span text:style-name="T9">=</text:span><text:span text:style-name="T19"> age</text:span><text:span text:style-name="T9">;</text:span></text:p>
      <text:p text:style-name="P5">    <text:tab/><text:span text:style-name="T9">}</text:span></text:p>
      <text:p text:style-name="P5"><text:span text:style-name="T9"><text:s text:c="2"/></text:span><text:span text:style-name="T22">calculate_age</text:span><text:span text:style-name="T9"> (</text:span><text:span text:style-name="T19"> years </text:span><text:span text:style-name="T9">) {</text:span></text:p>
      <text:p text:style-name="P7"/>
      <text:p text:style-name="P4">        <text:span text:style-name="T22">return</text:span><text:span text:style-name="T9">  </text:span><text:span text:style-name="T7">this</text:span><text:span text:style-name="T9">.</text:span><text:span text:style-name="T19">age </text:span><text:span text:style-name="T9">= </text:span><text:span text:style-name="T10">2019</text:span><text:span text:style-name="T9"> -</text:span><text:span text:style-name="T19"> years</text:span><text:span text:style-name="T9">;</text:span></text:p>
      <text:p text:style-name="P4">  <text:span text:style-name="T9">}</text:span></text:p>
      <text:p text:style-name="P1">}</text:p>
      <text:p text:style-name="P12"/>
      <text:p text:style-name="P1"><text:span text:style-name="T6">class</text:span>  <text:span text:style-name="T14">Ahmad</text:span>  <text:span text:style-name="T6">extends </text:span> <text:span text:style-name="T14">_Users_</text:span> {</text:p>
      <text:p text:style-name="P4">    <text:tab/><text:span text:style-name="T22">constructor</text:span><text:span text:style-name="T7"> </text:span><text:span text:style-name="T9">(</text:span><text:span text:style-name="T19"> age </text:span><text:span text:style-name="T9">) {</text:span></text:p>
      <text:p text:style-name="P4">             <text:s text:c="4"/><text:tab/> <text:s text:c="2"/><text:span text:style-name="T26">super</text:span><text:span text:style-name="T7"> </text:span><text:span text:style-name="T9">(</text:span><text:span text:style-name="T19"> age </text:span><text:span text:style-name="T9">);</text:span></text:p>
      <text:p text:style-name="P7"/>
      <text:p text:style-name="P4">        <text:span text:style-name="T7">this</text:span><text:span text:style-name="T9">.</text:span><text:span text:style-name="T19">fname </text:span><text:span text:style-name="T9">= </text:span><text:span text:style-name="T5">'AHMAD'</text:span><text:span text:style-name="T9">;</text:span></text:p>
      <text:p text:style-name="P4">        <text:span text:style-name="T7">this</text:span><text:span text:style-name="T9">.</text:span><text:span text:style-name="T19">lname </text:span><text:span text:style-name="T9">= </text:span><text:span text:style-name="T5">'NAJJAR'</text:span><text:span text:style-name="T9">;</text:span></text:p>
      <text:p text:style-name="P4">    <text:span text:style-name="T9">}</text:span></text:p>
      <text:p text:style-name="P1">}</text:p>
      <text:p text:style-name="P7"/>
      <text:p text:style-name="P1"><text:span text:style-name="T6">class</text:span> <text:span text:style-name="T14">Mohammad</text:span> <text:span text:style-name="T6">extends</text:span> <text:span text:style-name="T14">_Users_</text:span> {</text:p>
      <text:p text:style-name="P4">    <text:tab/><text:span text:style-name="T22">constructor</text:span><text:span text:style-name="T7"> </text:span><text:span text:style-name="T9">(</text:span><text:span text:style-name="T19"> age </text:span><text:span text:style-name="T9">) {</text:span></text:p>
      <text:p text:style-name="P6">        <text:tab/><text:tab/> <text:s text:c="2"/><text:span text:style-name="T26">super</text:span><text:span text:style-name="T7"> </text:span><text:span text:style-name="T9">(</text:span><text:span text:style-name="T19"> age </text:span><text:span text:style-name="T9">);</text:span></text:p>
      <text:p text:style-name="P7"/>
      <text:p text:style-name="P4">    <text:span text:style-name="T7">this</text:span><text:span text:style-name="T9">.</text:span><text:span text:style-name="T19">fname </text:span><text:span text:style-name="T9">= </text:span><text:span text:style-name="T5">'MOHAMMAD'</text:span><text:span text:style-name="T9">;</text:span></text:p>
      <text:p text:style-name="P4">    <text:span text:style-name="T7">this</text:span><text:span text:style-name="T9">.</text:span><text:span text:style-name="T19">lname </text:span><text:span text:style-name="T9">= </text:span><text:span text:style-name="T5">'YOUSEF'</text:span><text:span text:style-name="T9">;</text:span></text:p>
      <text:p text:style-name="P4">    <text:span text:style-name="T9">}</text:span></text:p>
      <text:p text:style-name="P1">}</text:p>
      <text:p text:style-name="P12"/>
      <text:p text:style-name="P1"><text:span text:style-name="T6">export</text:span>  <text:s/><text:span text:style-name="T6">default</text:span>  <text:span text:style-name="T14">_Users_</text:span>;</text:p>
      <text:p text:style-name="P1"><text:span text:style-name="T6">export</text:span>  { <text:span text:style-name="T14">Ahmad</text:span> };</text:p>
      <text:p text:style-name="P1"><text:span text:style-name="T6">export</text:span>  { <text:span text:style-name="T14">Mohammad</text:span> }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23:04.438498568</meta:creation-date>
    <meta:print-date>2019-10-08T20:56:05.910487883</meta:print-date>
    <dc:date>2019-10-08T22:47:40.946835826</dc:date>
    <meta:editing-duration>PT23M55S</meta:editing-duration>
    <meta:editing-cycles>1</meta:editing-cycles>
    <meta:document-statistic meta:table-count="0" meta:image-count="0" meta:object-count="0" meta:page-count="2" meta:paragraph-count="57" meta:word-count="176" meta:character-count="1328" meta:non-whitespace-character-count="1014"/>
    <meta:generator>LibreOffice/6.2.7.1$Linux_X86_64 LibreOffice_project/20$Build-1</meta:generator>
  </office:meta>
</office:document-meta>
</file>